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jmeno</text:p>
          </table:table-cell>
          <table:table-cell office:value-type="string">
            <text:p>oznaceni</text:p>
          </table:table-cell>
          <table:table-cell office:value-type="string">
            <text:p>druh</text:p>
          </table:table-cell>
          <table:table-cell office:value-type="string">
            <text:p>pocet</text:p>
          </table:table-cell>
        </table:table-row>
        <table:table-row table:style-name="ro1">
          <table:table-cell office:value-type="string">
            <text:p>kanon1</text:p>
          </table:table-cell>
          <table:table-cell office:value-type="string">
            <text:p>k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2</text:p>
          </table:table-cell>
          <table:table-cell office:value-type="string">
            <text:p>k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3</text:p>
          </table:table-cell>
          <table:table-cell office:value-type="string">
            <text:p>k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4</text:p>
          </table:table-cell>
          <table:table-cell office:value-type="string">
            <text:p>k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1</text:p>
          </table:table-cell>
          <table:table-cell office:value-type="string">
            <text:p>r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2</text:p>
          </table:table-cell>
          <table:table-cell office:value-type="string">
            <text:p>r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3</text:p>
          </table:table-cell>
          <table:table-cell office:value-type="string">
            <text:p>r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4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it1</text:p>
          </table:table-cell>
          <table:table-cell office:value-type="string">
            <text:p>s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it2</text:p>
          </table:table-cell>
          <table:table-cell office:value-type="string">
            <text:p>s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it3</text:p>
          </table:table-cell>
          <table:table-cell office:value-type="string">
            <text:p>s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1</text:p>
          </table:table-cell>
          <table:table-cell office:value-type="string">
            <text:p>p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2</text:p>
          </table:table-cell>
          <table:table-cell office:value-type="string">
            <text:p>p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3</text:p>
          </table:table-cell>
          <table:table-cell office:value-type="string">
            <text:p>p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.04.2016</text:date>, <text:time>02:44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6T02:44:04.66</dc:date>
    <meta:document-statistic meta:table-count="1" meta:cell-count="60" meta:object-count="0"/>
  </office:meta>
</office:document-meta>
</file>